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Console" svg:font-family="'Lucida Console'"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Biolinum G" officeooo:rsid="0013c36a" officeooo:paragraph-rsid="0013c36a"/>
    </style:style>
    <style:style style:name="P2" style:family="paragraph" style:parent-style-name="Standard">
      <style:text-properties style:font-name="Linux Biolinum G" officeooo:rsid="0013c36a" officeooo:paragraph-rsid="001cedd8"/>
    </style:style>
    <style:style style:name="P3" style:family="paragraph" style:parent-style-name="Standard">
      <style:text-properties style:font-name="Linux Biolinum G" fo:font-weight="bold" officeooo:rsid="001ae9d0" officeooo:paragraph-rsid="001ae9d0" style:font-weight-asian="bold" style:font-weight-complex="bold"/>
    </style:style>
    <style:style style:name="P4" style:family="paragraph" style:parent-style-name="Standard">
      <style:text-properties style:font-name="Linux Biolinum G" fo:font-size="14pt" fo:font-weight="bold" officeooo:rsid="0013c36a" officeooo:paragraph-rsid="0013c36a" style:font-size-asian="14pt" style:font-weight-asian="bold" style:font-size-complex="14pt" style:font-weight-complex="bold"/>
    </style:style>
    <style:style style:name="P5" style:family="paragraph" style:parent-style-name="Standard">
      <style:text-properties style:font-name="Linux Biolinum G" fo:font-size="14pt" fo:font-weight="bold" officeooo:rsid="0013c36a" officeooo:paragraph-rsid="001cedd8" style:font-size-asian="14pt" style:font-weight-asian="bold" style:font-size-complex="14pt" style:font-weight-complex="bold"/>
    </style:style>
    <style:style style:name="P6" style:family="paragraph" style:parent-style-name="Standard">
      <style:text-properties style:font-name="Linux Biolinum G" officeooo:rsid="0014700d" officeooo:paragraph-rsid="0014700d"/>
    </style:style>
    <style:style style:name="P7" style:family="paragraph" style:parent-style-name="Standard">
      <style:text-properties style:font-name="Linux Biolinum G" officeooo:rsid="001964fc" officeooo:paragraph-rsid="001964fc"/>
    </style:style>
    <style:style style:name="P8" style:family="paragraph" style:parent-style-name="Standard">
      <style:text-properties style:font-name="Linux Biolinum G" officeooo:rsid="001ae9d0" officeooo:paragraph-rsid="001ae9d0"/>
    </style:style>
    <style:style style:name="P9" style:family="paragraph" style:parent-style-name="Standard">
      <style:text-properties style:font-name="Linux Biolinum G" officeooo:rsid="001cedd8" officeooo:paragraph-rsid="001cedd8"/>
    </style:style>
    <style:style style:name="P10" style:family="paragraph" style:parent-style-name="Standard">
      <style:text-properties style:font-name="Linux Biolinum G" officeooo:rsid="001e9918" officeooo:paragraph-rsid="001e9918"/>
    </style:style>
    <style:style style:name="P11" style:family="paragraph">
      <style:text-properties fo:font-weight="normal" style:font-weight-asian="normal" style:font-weight-complex="normal"/>
    </style:style>
    <style:style style:name="P1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weight="normal" style:font-weight-asian="normal" style:font-weight-complex="normal" fo:hyphenate="false"/>
    </style:style>
    <style:style style:name="P13" style:family="paragraph">
      <loext:graphic-properties draw:fill="solid" draw:fill-color="#dddddd"/>
      <style:text-properties style:font-name="Lucida Console" fo:font-size="10pt" fo:font-weight="normal" style:font-size-asian="10pt" style:font-weight-asian="normal" style:font-size-complex="10pt" style:font-weight-complex="normal"/>
    </style:style>
    <style:style style:name="P14" style:family="paragraph">
      <loext:graphic-properties draw:fill-color="#dddddd"/>
    </style:style>
    <style:style style:name="P15" style:family="paragraph">
      <loext:graphic-properties draw:fill-color="#1c1c1c"/>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fo:hyphenate="false"/>
    </style:style>
    <style:style style:name="P17"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fo:font-size="16pt" fo:font-weight="bold" style:font-size-asian="16pt" style:font-weight-asian="bold" style:font-size-complex="16pt" style:font-weight-complex="bold" fo:hyphenate="false"/>
    </style:style>
    <style:style style:name="P19"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nux Biolinum G"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bold" style:font-name-complex="Mangal"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P20" style:family="paragraph">
      <loext:graphic-properties draw:fill-color="#ffffff"/>
    </style:style>
    <style:style style:name="P21" style:family="paragraph">
      <loext:graphic-properties draw:fill-color="#ffffff"/>
      <style:paragraph-properties fo:text-align="center"/>
    </style:style>
    <style:style style:name="P22" style:family="paragraph">
      <loext:graphic-properties draw:fill-color="#1c1c1c"/>
      <style:paragraph-properties fo:text-align="center"/>
    </style:style>
    <style:style style:name="P2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fo:font-weight="bold" style:font-weight-asian="bold" style:font-weight-complex="bold" fo:hyphenate="false"/>
    </style:style>
    <style:style style:name="P24" style:family="paragraph">
      <loext:graphic-properties draw:fill="solid" draw:fill-color="#1c1c1c"/>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fo:hyphenate="false"/>
    </style:style>
    <style:style style:name="P26" style:family="paragraph">
      <loext:graphic-properties draw:fill="solid" draw:fill-color="#1c1c1c"/>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style:paragraph-properties fo:text-align="center"/>
    </style:style>
    <style:style style:name="P28" style:family="paragraph">
      <loext:graphic-properties draw:fill="none"/>
    </style:style>
    <style:style style:name="T1" style:family="text">
      <style:text-properties officeooo:rsid="0014700d"/>
    </style:style>
    <style:style style:name="T2" style:family="text">
      <style:text-properties officeooo:rsid="00157fbf"/>
    </style:style>
    <style:style style:name="T3" style:family="text">
      <style:text-properties officeooo:rsid="001a0237"/>
    </style:style>
    <style:style style:name="T4" style:family="text">
      <style:text-properties officeooo:rsid="001cedd8"/>
    </style:style>
    <style:style style:name="T5" style:family="text">
      <style:text-properties officeooo:rsid="001e9918"/>
    </style:style>
    <style:style style:name="T6" style:family="text">
      <style:text-properties fo:color="#ce181e"/>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1e9918" style:font-weight-asian="bold" style:font-weight-complex="bold"/>
    </style:style>
    <style:style style:name="T10" style:family="text">
      <style:text-properties style:font-name="Lucida Console" fo:font-size="10pt" fo:font-weight="normal" style:font-size-asian="10pt" style:font-weight-asian="normal" style:font-size-complex="10pt" style:font-weight-complex="normal"/>
    </style:style>
    <style:style style:name="T11" style:family="text">
      <style:text-properties fo:color="#3465a4" style:font-name="Lucida Console" fo:font-size="10pt" fo:font-weight="normal" style:font-size-asian="10pt" style:font-weight-asian="normal" style:font-size-complex="10pt" style:font-weight-complex="normal"/>
    </style:style>
    <style:style style:name="T12" style:family="text">
      <style:text-properties fo:font-variant="normal" fo:text-transform="none" fo:color="#ffffff"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text-position="0% 100%" style:font-name="Linux Biolinum G"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text-position="0% 100%" style:font-name="Linux Biolinum G"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bold" style:font-name-complex="Mangal" style:font-size-complex="16pt" style:language-complex="hi" style:country-complex="IN" style:font-style-complex="normal" style:font-weight-complex="bold" style:text-emphasize="none" style:text-scale="100%"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 style:family="text">
      <style:text-properties fo:font-variant="normal" fo:text-transform="none" fo:color="#ffffff"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fo:margin-top="0.4cm" fo:margin-bottom="0.4cm" style:run-through="foreground" style:wrap="none" style:vertical-pos="from-top" style:vertical-rel="paragraph" style:horizontal-pos="from-left" style:horizontal-rel="paragraph"/>
    </style:style>
    <style:style style:name="gr2" style:family="graphic">
      <style:graphic-properties draw:stroke="none" svg:stroke-color="#000000" draw:fill="solid" draw:fill-color="#dddddd" draw:textarea-vertical-align="middle" fo:min-height="8.962cm" style:run-through="foreground"/>
    </style:style>
    <style:style style:name="gr3" style:family="graphic">
      <style:graphic-properties draw:stroke="solid" svg:stroke-color="#dddddd" draw:fill-color="#dddddd" draw:textarea-horizontal-align="justify" draw:textarea-vertical-align="middle" draw:auto-grow-height="false" fo:min-height="8.959cm" fo:min-width="0.684cm" style:run-through="foreground"/>
    </style:style>
    <style:style style:name="gr4" style:family="graphic">
      <style:graphic-properties draw:stroke="none" draw:fill-color="#1c1c1c" draw:textarea-horizontal-align="justify" draw:textarea-vertical-align="middle" draw:auto-grow-height="false" fo:min-height="8.959cm" fo:min-width="0.28cm" style:run-through="foreground"/>
    </style:style>
    <style:style style:name="gr5" style:family="graphic">
      <style:graphic-properties fo:margin-top="0.4cm" fo:margin-bottom="0.4cm" style:run-through="foreground" style:wrap="parallel" style:number-wrapped-paragraphs="no-limit" style:wrap-contour="false" style:vertical-pos="from-top" style:vertical-rel="paragraph" style:horizontal-pos="from-left" style:horizontal-rel="paragraph"/>
    </style:style>
    <style:style style:name="gr6" style:family="graphic">
      <style:graphic-properties draw:stroke="none" draw:fill-color="#1c1c1c" draw:textarea-horizontal-align="justify" draw:textarea-vertical-align="middle" draw:auto-grow-height="false" fo:min-height="3.44cm" fo:min-width="14.905cm" style:run-through="foreground"/>
    </style:style>
    <style:style style:name="gr7" style:family="graphic">
      <style:graphic-properties draw:stroke="none" svg:stroke-color="#000000" draw:fill="none" draw:fill-color="#ffffff" draw:textarea-vertical-align="middle" fo:min-height="1.141cm" style:run-through="foreground"/>
    </style:style>
    <style:style style:name="gr8" style:family="graphic">
      <style:graphic-properties draw:stroke="none" svg:stroke-color="#000000" draw:fill="none" draw:fill-color="#ffffff" draw:textarea-vertical-align="middle" fo:min-height="0.647cm" style:run-through="foreground"/>
    </style:style>
    <style:style style:name="gr9" style:family="graphic">
      <style:graphic-properties draw:stroke="none" draw:fill-color="#ffffff" draw:textarea-horizontal-align="justify" draw:textarea-vertical-align="middle" draw:auto-grow-height="false" fo:min-height="1.074cm" fo:min-width="0.15cm" style:run-through="foreground"/>
    </style:style>
    <style:style style:name="gr10" style:family="graphic">
      <style:graphic-properties draw:stroke="none" draw:fill-color="#ffffff" draw:textarea-horizontal-align="justify" draw:textarea-vertical-align="middle" draw:auto-grow-height="false" fo:min-height="0.554cm" fo:min-width="0.554cm" style:run-through="foreground"/>
    </style:style>
    <style:style style:name="gr11" style:family="graphic">
      <style:graphic-properties draw:stroke="none" draw:fill-color="#ffffff" draw:textarea-horizontal-align="justify" draw:textarea-vertical-align="middle" draw:auto-grow-height="false" fo:min-height="1.074cm" fo:min-width="0.152cm" style:run-through="foreground"/>
    </style:style>
    <style:style style:name="gr12" style:family="graphic">
      <style:graphic-properties draw:stroke="none" draw:fill-color="#ffffff" draw:textarea-horizontal-align="justify" draw:textarea-vertical-align="middle" draw:auto-grow-height="false" fo:min-height="1.076cm" fo:min-width="0.152cm" style:run-through="foreground"/>
    </style:style>
    <style:style style:name="gr13" style:family="graphic">
      <style:graphic-properties draw:fill-color="#1c1c1c" draw:textarea-horizontal-align="justify" draw:textarea-vertical-align="middle" draw:auto-grow-height="false" fo:min-height="0.377cm" fo:min-width="0.377cm" style:run-through="foreground"/>
    </style:style>
    <style:style style:name="gr14" style:family="graphic">
      <style:graphic-properties style:run-through="foreground" style:vertical-pos="from-top" style:vertical-rel="paragraph" style:horizontal-pos="from-left" style:horizontal-rel="paragraph"/>
    </style:style>
    <style:style style:name="gr15" style:family="graphic">
      <style:graphic-properties draw:stroke="solid" svg:stroke-color="#666666" draw:fill="solid" draw:fill-color="#1c1c1c" draw:textarea-vertical-align="middle" fo:min-height="1.125cm" style:run-through="foreground"/>
    </style:style>
    <style:style style:name="gr16" style:family="graphic">
      <style:graphic-properties draw:stroke="solid" svg:stroke-color="#808080" draw:fill="solid" draw:fill-color="#1c1c1c" draw:textarea-vertical-align="middle" fo:min-height="1.125cm" style:run-through="foreground"/>
    </style:style>
    <style:style style:name="gr17" style:family="graphic">
      <style:graphic-properties draw:stroke="solid" svg:stroke-color="#666666" draw:fill="solid" draw:fill-color="#1c1c1c" draw:textarea-vertical-align="middle" fo:min-height="1.125cm" style:run-through="foreground"/>
    </style:style>
    <style:style style:name="gr18" style:family="graphic">
      <style:graphic-properties draw:stroke="solid" svg:stroke-color="#808080" draw:fill="solid" draw:fill-color="#1c1c1c" draw:textarea-vertical-align="middle" fo:min-height="1.125cm" style:run-through="foreground"/>
    </style:style>
    <style:style style:name="gr19" style:family="graphic">
      <style:graphic-properties draw:stroke="solid" svg:stroke-color="#666666" draw:fill="solid" draw:fill-color="#1c1c1c" draw:textarea-vertical-align="middle" fo:min-height="1.125cm" style:run-through="foreground"/>
    </style:style>
    <style:style style:name="gr20" style:family="graphic">
      <style:graphic-properties draw:stroke="solid" svg:stroke-color="#808080" draw:fill="solid" draw:fill-color="#1c1c1c" draw:textarea-vertical-align="middle" fo:min-height="1.125cm" style:run-through="foreground"/>
    </style:style>
    <style:style style:name="gr21" style:family="graphic">
      <style:graphic-properties draw:stroke="solid" svg:stroke-color="#666666" draw:fill="solid" draw:fill-color="#1c1c1c" draw:textarea-vertical-align="middle" fo:min-height="1.125cm" style:run-through="foreground"/>
    </style:style>
    <style:style style:name="gr22" style:family="graphic">
      <style:graphic-properties draw:stroke="solid" svg:stroke-color="#808080" draw:fill="solid" draw:fill-color="#1c1c1c" draw:textarea-vertical-align="middle" fo:min-height="1.125cm" style:run-through="foreground"/>
    </style:style>
    <style:style style:name="gr23" style:family="graphic">
      <style:graphic-properties draw:stroke="solid" svg:stroke-color="#666666" draw:fill="solid" draw:fill-color="#1c1c1c" draw:textarea-vertical-align="middle" fo:min-height="1.125cm" style:run-through="foreground"/>
    </style:style>
    <style:style style:name="gr24" style:family="graphic">
      <style:graphic-properties draw:stroke="solid" svg:stroke-color="#808080" draw:fill="solid" draw:fill-color="#1c1c1c" draw:textarea-vertical-align="middle" fo:min-height="1.125cm" style:run-through="foreground"/>
    </style:style>
    <style:style style:name="gr25" style:family="graphic">
      <style:graphic-properties draw:stroke="solid" svg:stroke-color="#666666" draw:fill="solid" draw:fill-color="#1c1c1c" draw:textarea-vertical-align="middle" fo:min-height="1.125cm" style:run-through="foreground"/>
    </style:style>
    <style:style style:name="gr26" style:family="graphic">
      <style:graphic-properties draw:stroke="solid" svg:stroke-color="#808080" draw:fill="solid" draw:fill-color="#1c1c1c" draw:textarea-vertical-align="middle" fo:min-height="1.125cm" style:run-through="foreground"/>
    </style:style>
    <style:style style:name="gr27" style:family="graphic">
      <style:graphic-properties draw:stroke="solid" svg:stroke-color="#666666" draw:fill="solid" draw:fill-color="#1c1c1c" draw:textarea-vertical-align="middle" fo:min-height="1.125cm" style:run-through="foreground"/>
    </style:style>
    <style:style style:name="gr28" style:family="graphic">
      <style:graphic-properties draw:stroke="solid" svg:stroke-color="#808080" draw:fill="solid" draw:fill-color="#1c1c1c" draw:textarea-vertical-align="middle" fo:min-height="1.125cm" style:run-through="foreground"/>
    </style:style>
    <style:style style:name="gr29" style:family="graphic">
      <style:graphic-properties draw:stroke="solid" svg:stroke-color="#666666" draw:fill="solid" draw:fill-color="#1c1c1c" draw:textarea-vertical-align="middle" fo:min-height="1.125cm" style:run-through="foreground"/>
    </style:style>
    <style:style style:name="gr30" style:family="graphic">
      <style:graphic-properties draw:stroke="solid" svg:stroke-color="#808080" draw:fill="solid" draw:fill-color="#1c1c1c" draw:textarea-vertical-align="middle" fo:min-height="1.125cm" style:run-through="foreground"/>
    </style:style>
    <style:style style:name="gr31" style:family="graphic">
      <style:graphic-properties draw:stroke="solid" svg:stroke-color="#666666" draw:fill="solid" draw:fill-color="#1c1c1c" draw:textarea-vertical-align="middle" fo:min-height="1.125cm" style:run-through="foreground"/>
    </style:style>
    <style:style style:name="gr32" style:family="graphic">
      <style:graphic-properties draw:stroke="solid" svg:stroke-color="#808080" draw:fill="solid" draw:fill-color="#1c1c1c" draw:textarea-vertical-align="middle" fo:min-height="1.125cm" style:run-through="foreground"/>
    </style:style>
    <style:style style:name="gr33" style:family="graphic">
      <style:graphic-properties draw:stroke="solid" svg:stroke-color="#666666" draw:fill="solid" draw:fill-color="#1c1c1c" draw:textarea-vertical-align="middle" fo:min-height="1.125cm" style:run-through="foreground"/>
    </style:style>
    <style:style style:name="gr34" style:family="graphic">
      <style:graphic-properties draw:stroke="solid" svg:stroke-color="#808080" draw:fill="solid" draw:fill-color="#1c1c1c" draw:textarea-vertical-align="middle" fo:min-height="1.125cm" style:run-through="foreground"/>
    </style:style>
    <style:style style:name="gr35" style:family="graphic">
      <style:graphic-properties draw:stroke="solid" svg:stroke-color="#666666" draw:fill="solid" draw:fill-color="#1c1c1c" draw:textarea-vertical-align="middle" fo:min-height="1.125cm" style:run-through="foreground"/>
    </style:style>
    <style:style style:name="gr36" style:family="graphic">
      <style:graphic-properties draw:stroke="solid" svg:stroke-color="#808080" draw:fill="solid" draw:fill-color="#1c1c1c" draw:textarea-vertical-align="middle" fo:min-height="1.125cm" style:run-through="foreground"/>
    </style:style>
    <style:style style:name="gr37" style:family="graphic">
      <style:graphic-properties draw:stroke="solid" svg:stroke-color="#666666" draw:fill="solid" draw:fill-color="#1c1c1c" draw:textarea-vertical-align="middle" fo:min-height="1.125cm" style:run-through="foreground"/>
    </style:style>
    <style:style style:name="gr38" style:family="graphic">
      <style:graphic-properties draw:stroke="solid" svg:stroke-color="#808080" draw:fill="solid" draw:fill-color="#1c1c1c" draw:textarea-vertical-align="middle" fo:min-height="1.125cm" style:run-through="foreground"/>
    </style:style>
    <style:style style:name="gr39" style:family="graphic">
      <style:graphic-properties svg:stroke-color="#1c1c1c"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0" style:family="graphic">
      <style:graphic-properties svg:stroke-width="0.101cm" svg:stroke-color="#1c1c1c" draw:marker-start-width="0.503cm" draw:marker-end-width="0.503cm" draw:fill="none" draw:textarea-horizontal-align="justify" draw:textarea-vertical-align="middle" draw:auto-grow-height="false" fo:min-height="7.197cm" fo:min-width="12.94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4">2.1 - Préparation des données</text:p>
      <text:p text:style-name="P1"/>
      <text:p text:style-name="P1">Afin de pouvoir travailler sur les données <text:span text:style-name="T1">de manière sereine, nous avons choisi de créer une structure de données enregistrant toute les données à note disposition et étant itérable afin de pouvoir parcourir les données de cette manière, sans avoir à parcourir le tableau à chaque fois.</text:span></text:p>
      <text:p text:style-name="P1"/>
      <text:p text:style-name="P6">Pour cela, nous avons tout d’abord envisagé et mis en place un système de Hashmap, mais nous avons fini par nous rendre compte que cela poserait problème avec le système de serveur que nous envisagions de mettre en place. En effet, <text:span text:style-name="T2">la transmission des données entre le client et le serveur ne peut s’effectuer que sous format JSON ; nous avons donc décidé d’utiliser le même idée de Hashmap, mais avec une structure basée sur des objets natifs, ce qui nous donnes la structure de données suivantes :</text:span></text:p>
      <text:p text:style-name="P6"/>
      <text:p text:style-name="P7"><draw:g text:anchor-type="paragraph" draw:z-index="0" draw:style-name="gr1"><draw:frame draw:name="Forme1" draw:style-name="gr2" draw:text-style-name="P13" svg:width="15.253cm" svg:height="8.963cm" svg:x="0.982cm" svg:y="0.076cm"><draw:text-box><text:p text:style-name="P11"><text:span text:style-name="T10">{</text:span></text:p><text:p text:style-name="P11"><text:span text:style-name="T10"><text:tab/></text:span><text:span text:style-name="T11">"fr"</text:span><text:span text:style-name="T10">: {</text:span></text:p><text:p text:style-name="P11"><text:span text:style-name="T10"><text:tab/></text:span><text:span text:style-name="T11"><text:tab/></text:span><text:span text:style-name="T11">"https://www.spotontrack.com/track/julien/41177241"</text:span><text:span text:style-name="T10">: {</text:span></text:p><text:p text:style-name="P11"><text:span text:style-name="T10"><text:tab/></text:span><text:span text:style-name="T10"><text:tab/></text:span><text:span text:style-name="T10"><text:tab/></text:span><text:span text:style-name="T11">"title"</text:span><text:span text:style-name="T10">: "Julien",</text:span></text:p><text:p text:style-name="P11"><text:span text:style-name="T10"><text:tab/></text:span><text:span text:style-name="T10"><text:tab/></text:span><text:span text:style-name="T10"><text:tab/></text:span><text:span text:style-name="T10">...,</text:span></text:p><text:p text:style-name="P11"><text:span text:style-name="T10"><text:tab/></text:span><text:span text:style-name="T10"><text:tab/></text:span><text:span text:style-name="T10"><text:tab/></text:span><text:span text:style-name="T11">"positions"</text:span><text:span text:style-name="T10">: [{</text:span></text:p><text:p text:style-name="P11"><text:span text:style-name="T10"><text:tab/></text:span><text:span text:style-name="T10"><text:tab/></text:span><text:span text:style-name="T10"><text:tab/></text:span><text:span text:style-name="T10"><text:tab/></text:span><text:span text:style-name="T11">"date"</text:span><text:span text:style-name="T10">: "2018-09-26",</text:span></text:p><text:p text:style-name="P11"><text:span text:style-name="T10"><text:tab/></text:span><text:span text:style-name="T10"><text:tab/></text:span><text:span text:style-name="T10"><text:tab/></text:span><text:span text:style-name="T10"><text:tab/></text:span><text:span text:style-name="T11">"position"</text:span><text:span text:style-name="T10">: 3</text:span></text:p><text:p text:style-name="P11"><text:span text:style-name="T10"><text:tab/></text:span><text:span text:style-name="T10"><text:tab/></text:span><text:span text:style-name="T10"><text:tab/></text:span><text:span text:style-name="T10">}, {</text:span></text:p><text:p text:style-name="P11"><text:span text:style-name="T10"><text:tab/></text:span><text:span text:style-name="T10"><text:tab/></text:span><text:span text:style-name="T10"><text:tab/></text:span><text:span text:style-name="T10"><text:tab/></text:span><text:span text:style-name="T11">"date"</text:span><text:span text:style-name="T10">: "2018-10-03",</text:span></text:p><text:p text:style-name="P11"><text:span text:style-name="T10"><text:tab/></text:span><text:span text:style-name="T10"><text:tab/></text:span><text:span text:style-name="T10"><text:tab/></text:span><text:span text:style-name="T10"><text:tab/></text:span><text:span text:style-name="T11">"position"</text:span><text:span text:style-name="T10">: 4</text:span></text:p><text:p text:style-name="P11"><text:span text:style-name="T10"><text:tab/></text:span><text:span text:style-name="T10"><text:tab/></text:span><text:span text:style-name="T10"><text:tab/></text:span><text:span text:style-name="T10">}, ...</text:span></text:p><text:p text:style-name="P11"><text:span text:style-name="T10"><text:tab/></text:span><text:span text:style-name="T10"><text:tab/></text:span><text:span text:style-name="T10"><text:tab/></text:span><text:span text:style-name="T10">]</text:span></text:p><text:p text:style-name="P11"><text:span text:style-name="T10"><text:tab/></text:span><text:span text:style-name="T10"><text:tab/></text:span><text:span text:style-name="T10">},</text:span></text:p><text:p text:style-name="P11"><text:span text:style-name="T10"><text:tab/></text:span><text:span text:style-name="T11"><text:tab/></text:span><text:span text:style-name="T11">"https://www.spotontrack.com/track/baisers-voles/40595594"</text:span><text:span text:style-name="T10">: {</text:span></text:p><text:p text:style-name="P11"><text:span text:style-name="T10"><text:tab/></text:span><text:span text:style-name="T10"><text:tab/></text:span><text:span text:style-name="T10"><text:tab/></text:span><text:span text:style-name="T10">...</text:span></text:p><text:p text:style-name="P11"><text:span text:style-name="T10"><text:tab/></text:span><text:span text:style-name="T10"><text:tab/></text:span><text:span text:style-name="T10">},</text:span></text:p><text:p text:style-name="P11"><text:span text:style-name="T10"><text:tab/></text:span><text:span text:style-name="T10"><text:tab/></text:span><text:span text:style-name="T10">...</text:span></text:p><text:p text:style-name="P11"><text:span text:style-name="T10"><text:tab/></text:span><text:span text:style-name="T10">},</text:span></text:p><text:p text:style-name="P11"><text:span text:style-name="T10"><text:tab/></text:span><text:span text:style-name="T11">"jazz"</text:span><text:span text:style-name="T10">: {</text:span></text:p><text:p text:style-name="P11"><text:span text:style-name="T10"><text:tab/></text:span><text:span text:style-name="T10"><text:tab/></text:span><text:span text:style-name="T10">...</text:span></text:p><text:p text:style-name="P11"><text:span text:style-name="T10"><text:tab/></text:span><text:span text:style-name="T10">},</text:span></text:p><text:p text:style-name="P11"><text:span text:style-name="T10"><text:tab/></text:span><text:span text:style-name="T10">...</text:span></text:p><text:p text:style-name="P12"><text:span text:style-name="T10">}</text:span></text:p></draw:text-box></draw:frame><draw:custom-shape draw:name="Forme2" draw:style-name="gr3" draw:text-style-name="P14" svg:width="0.685cm" svg:height="8.96cm" svg:x="0.298cm" svg:y="0.076cm"><text:p/><draw:enhanced-geometry svg:viewBox="0 0 21600 21600" draw:type="rectangle" draw:enhanced-path="M 0 0 L 21600 0 21600 21600 0 21600 0 0 Z N"/></draw:custom-shape><draw:custom-shape draw:name="Forme3" draw:style-name="gr4" draw:text-style-name="P15" svg:width="0.281cm" svg:height="8.96cm" svg:x="0.298cm" svg:y="0.076cm"><text:p/><draw:enhanced-geometry svg:viewBox="0 0 21600 21600" draw:type="rectangle" draw:enhanced-path="M 0 0 L 21600 0 21600 21600 0 21600 0 0 Z N"/></draw:custom-shape></draw:g><text:s/>Cette stratégie induit le fait que ces données seront dupliquées dans le cas où une musique est présent dans plusieurs playlist (puisque les données relatives à la musique sont associée à une playlist spécifique). Toutefois, après une étude de données, nous n’avons trouvé aucune occurrence d’une telle musique. Si elle existe, elle semble n’arriver que très rarement, et le nombre de duplications engendrées serra alors négligeable (et ne mettra pas en péril les opérations effectuées sur les données).</text:p>
      <text:p text:style-name="P7"><text:soft-page-break/></text:p>
      <text:p text:style-name="P7">A ce stade, nous nous sommes dit que cette structure nous permettait d’y ajouter les données de tracks/ En effet, chacune est spécifique à un url et peut donc s’ajouter avec au coté du title. Nous avons donc ajouté les données <text:span text:style-name="T3">de Dancabilité, valence…</text:span></text:p>
      <text:p text:style-name="P7"/>
      <text:p text:style-name="P8"><draw:g text:anchor-type="paragraph" draw:z-index="1" draw:style-name="gr1"><draw:frame draw:name="Forme1" draw:style-name="gr2" draw:text-style-name="P13" svg:width="15.253cm" svg:height="8.963cm" svg:x="0.982cm" svg:y="0.076cm"><draw:text-box><text:p text:style-name="P11"><text:span text:style-name="T10">{</text:span></text:p><text:p text:style-name="P11"><text:span text:style-name="T10"><text:tab/></text:span><text:span text:style-name="T11">"fr"</text:span><text:span text:style-name="T10">: {</text:span></text:p><text:p text:style-name="P11"><text:span text:style-name="T10"><text:tab/></text:span><text:span text:style-name="T11"><text:tab/></text:span><text:span text:style-name="T11">"https://www.spotontrack.com/track/julien/41177241"</text:span><text:span text:style-name="T10">: {</text:span></text:p><text:p text:style-name="P11"><text:span text:style-name="T10"><text:tab/></text:span><text:span text:style-name="T10"><text:tab/></text:span><text:span text:style-name="T10"><text:tab/></text:span><text:span text:style-name="T11">"title"</text:span><text:span text:style-name="T10">: "Julien",</text:span></text:p><text:p text:style-name="P11"><text:span text:style-name="T10"><text:tab/></text:span><text:span text:style-name="T10"><text:tab/></text:span><text:span text:style-name="T10"><text:tab/></text:span><text:span text:style-name="T11">"bpm"</text:span><text:span text:style-name="T10">: 96,</text:span></text:p><text:p text:style-name="P11"><text:span text:style-name="T10"><text:tab/></text:span><text:span text:style-name="T10"><text:tab/></text:span><text:span text:style-name="T10"><text:tab/></text:span><text:span text:style-name="T10">...</text:span><text:span text:style-name="T10">,</text:span></text:p><text:p text:style-name="P11"><text:span text:style-name="T10"><text:tab/></text:span><text:span text:style-name="T10"><text:tab/></text:span><text:span text:style-name="T10"><text:tab/></text:span><text:span text:style-name="T11">"positions"</text:span><text:span text:style-name="T10">: [{</text:span></text:p><text:p text:style-name="P11"><text:span text:style-name="T10"><text:tab/></text:span><text:span text:style-name="T10"><text:tab/></text:span><text:span text:style-name="T10"><text:tab/></text:span><text:span text:style-name="T10"><text:tab/></text:span><text:span text:style-name="T11">"date"</text:span><text:span text:style-name="T10">: "2018-09-26",</text:span></text:p><text:p text:style-name="P11"><text:span text:style-name="T10"><text:tab/></text:span><text:span text:style-name="T10"><text:tab/></text:span><text:span text:style-name="T10"><text:tab/></text:span><text:span text:style-name="T10"><text:tab/></text:span><text:span text:style-name="T11">"position"</text:span><text:span text:style-name="T10">: 3</text:span></text:p><text:p text:style-name="P11"><text:span text:style-name="T10"><text:tab/></text:span><text:span text:style-name="T10"><text:tab/></text:span><text:span text:style-name="T10"><text:tab/></text:span><text:span text:style-name="T10">}, {</text:span></text:p><text:p text:style-name="P11"><text:span text:style-name="T10"><text:tab/></text:span><text:span text:style-name="T10"><text:tab/></text:span><text:span text:style-name="T10"><text:tab/></text:span><text:span text:style-name="T10"><text:tab/></text:span><text:span text:style-name="T11">"date"</text:span><text:span text:style-name="T10">: "2018-10-03",</text:span></text:p><text:p text:style-name="P11"><text:span text:style-name="T10"><text:tab/></text:span><text:span text:style-name="T10"><text:tab/></text:span><text:span text:style-name="T10"><text:tab/></text:span><text:span text:style-name="T10"><text:tab/></text:span><text:span text:style-name="T11">"position"</text:span><text:span text:style-name="T10">: 4</text:span></text:p><text:p text:style-name="P11"><text:span text:style-name="T10"><text:tab/></text:span><text:span text:style-name="T10"><text:tab/></text:span><text:span text:style-name="T10"><text:tab/></text:span><text:span text:style-name="T10">}, ...</text:span></text:p><text:p text:style-name="P11"><text:span text:style-name="T10"><text:tab/></text:span><text:span text:style-name="T10"><text:tab/></text:span><text:span text:style-name="T10"><text:tab/></text:span><text:span text:style-name="T10">]</text:span></text:p><text:p text:style-name="P11"><text:span text:style-name="T10"><text:tab/></text:span><text:span text:style-name="T10"><text:tab/></text:span><text:span text:style-name="T10">},</text:span></text:p><text:p text:style-name="P11"><text:span text:style-name="T10"><text:tab/></text:span><text:span text:style-name="T11"><text:tab/></text:span><text:span text:style-name="T11">"https://www.spotontrack.com/track/baisers-voles/40595594"</text:span><text:span text:style-name="T10">: {</text:span></text:p><text:p text:style-name="P11"><text:span text:style-name="T10"><text:tab/></text:span><text:span text:style-name="T10"><text:tab/></text:span><text:span text:style-name="T10"><text:tab/></text:span><text:span text:style-name="T10">...</text:span></text:p><text:p text:style-name="P11"><text:span text:style-name="T10"><text:tab/></text:span><text:span text:style-name="T10"><text:tab/></text:span><text:span text:style-name="T10">},</text:span></text:p><text:p text:style-name="P11"><text:span text:style-name="T10"><text:tab/></text:span><text:span text:style-name="T10"><text:tab/></text:span><text:span text:style-name="T10">...</text:span></text:p><text:p text:style-name="P11"><text:span text:style-name="T10"><text:tab/></text:span><text:span text:style-name="T10">},</text:span></text:p><text:p text:style-name="P11"><text:span text:style-name="T10"><text:tab/></text:span><text:span text:style-name="T11">"jazz"</text:span><text:span text:style-name="T10">: {</text:span></text:p><text:p text:style-name="P11"><text:span text:style-name="T10"><text:tab/></text:span><text:span text:style-name="T10"><text:tab/></text:span><text:span text:style-name="T10">...</text:span></text:p><text:p text:style-name="P11"><text:span text:style-name="T10"><text:tab/></text:span><text:span text:style-name="T10">},</text:span></text:p><text:p text:style-name="P11"><text:span text:style-name="T10"><text:tab/></text:span><text:span text:style-name="T10">...</text:span></text:p><text:p text:style-name="P12"><text:span text:style-name="T10">}</text:span></text:p></draw:text-box></draw:frame><draw:custom-shape draw:name="Forme2" draw:style-name="gr3" draw:text-style-name="P14" svg:width="0.685cm" svg:height="8.96cm" svg:x="0.298cm" svg:y="0.076cm"><text:p/><draw:enhanced-geometry svg:viewBox="0 0 21600 21600" draw:type="rectangle" draw:enhanced-path="M 0 0 L 21600 0 21600 21600 0 21600 0 0 Z N"/></draw:custom-shape><draw:custom-shape draw:name="Forme3" draw:style-name="gr4" draw:text-style-name="P15" svg:width="0.281cm" svg:height="8.96cm" svg:x="0.298cm" svg:y="0.076cm"><text:p/><draw:enhanced-geometry svg:viewBox="0 0 21600 21600" draw:type="rectangle" draw:enhanced-path="M 0 0 L 21600 0 21600 21600 0 21600 0 0 Z N"/></draw:custom-shape></draw:g><draw:g text:anchor-type="paragraph" draw:z-index="2" draw:style-name="gr5"><draw:custom-shape draw:name="Forme2" draw:style-name="gr6" draw:text-style-name="P15" svg:width="14.906cm" svg:height="3.44cm" svg:x="0.908cm" svg:y="9.91cm"><text:p/><draw:enhanced-geometry svg:viewBox="0 0 21600 21600" draw:type="rectangle" draw:enhanced-path="M 0 0 L 21600 0 21600 21600 0 21600 0 0 Z N"/></draw:custom-shape><draw:frame draw:name="Forme1" draw:style-name="gr7" draw:text-style-name="P17" svg:width="13.554cm" svg:height="1.142cm" svg:x="1.642cm" svg:y="11.579cm"><draw:text-box><text:p text:style-name="P16"><text:span text:style-name="T12">La création des cette structure est comprise dans les fonctions </text:span><text:span text:style-name="T13">parseData2</text:span></text:p></draw:text-box></draw:frame><draw:frame draw:name="Forme3" draw:style-name="gr8" draw:text-style-name="P19" svg:width="4.116cm" svg:height="0.648cm" svg:x="2.55cm" svg:y="10.409cm"><draw:text-box><text:p text:style-name="P18"><text:span text:style-name="T14">CODE</text:span></text:p></draw:text-box></draw:frame><draw:custom-shape draw:name="Forme5" draw:style-name="gr9" draw:text-style-name="P20" svg:width="0.151cm" svg:height="1.075cm" svg:x="1.656cm" svg:y="10.206cm"><text:p/><draw:enhanced-geometry svg:viewBox="0 0 21600 21600" draw:type="rectangle" draw:enhanced-path="M 0 0 L 21600 0 21600 21600 0 21600 0 0 Z N"/></draw:custom-shape><draw:custom-shape draw:name="Forme4" draw:style-name="gr10" draw:text-style-name="P21" svg:width="0.784cm" svg:height="0.784cm" svg:x="1.331cm" svg:y="10.3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1" draw:text-style-name="P20" svg:width="0.152cm" svg:height="1.075cm" draw:transform="rotate (1.5707963267949) translate (1.189625cm 10.8232222222222cm)"><text:p/><draw:enhanced-geometry svg:viewBox="0 0 21600 21600" draw:type="rectangle" draw:enhanced-path="M 0 0 L 21600 0 21600 21600 0 21600 0 0 Z N"/></draw:custom-shape><draw:custom-shape draw:name="Forme5" draw:style-name="gr12" draw:text-style-name="P20" svg:width="0.152cm" svg:height="1.077cm" draw:transform="skewX (-0.00820304748437335) rotate (0.785398163397448) translate (1.29822222222222cm 10.4316388888889cm)"><text:p/><draw:enhanced-geometry svg:viewBox="0 0 21600 21600" draw:type="rectangle" draw:enhanced-path="M 0 0 L 21600 0 21600 21600 0 21600 0 0 Z N"/></draw:custom-shape><draw:custom-shape draw:name="Forme5" draw:style-name="gr9" draw:text-style-name="P20" svg:width="0.151cm" svg:height="1.075cm" draw:transform="skewX (0.00157079632679493) rotate (-0.785398163397449) translate (2.05845833333333cm 10.3275694444444cm)"><text:p/><draw:enhanced-geometry svg:viewBox="0 0 21600 21600" draw:type="rectangle" draw:enhanced-path="M 0 0 L 21600 0 21600 21600 0 21600 0 0 Z N"/></draw:custom-shape><draw:custom-shape draw:name="Forme7" draw:style-name="gr13" draw:text-style-name="P22" svg:width="0.533cm" svg:height="0.533cm" svg:x="1.457cm" svg:y="10.4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
      <text:p text:style-name="P8"/>
      <text:p text:style-name="P3">Position-pic</text:p>
      <text:p text:style-name="P8"/>
      <text:p text:style-name="P8">Afin de calculer la position-pic de chaque chanson, il nous suffit de parcourir la structure de données évoquées via des itérateurs natifs de javascript</text:p>
      <text:p text:style-name="P8"/>
      <text:p text:style-name="P3">Indicateur si la position-pic est 15</text:p>
      <text:p text:style-name="P8"/>
      <text:p text:style-name="P8">Pour associer un booléen à chaque chanson indiquant s’il a été au moins une fois au dessus de la 15ème position dans une playlist, nous parcourons simplement le</text:p>
      <text:p text:style-name="P8"/>
      <text:p text:style-name="P8"/>
      <text:p text:style-name="P8"/>
      <text:p text:style-name="P8"/>
      <text:p text:style-name="P5">2.1 – <text:span text:style-name="T4">Analyse exploratoire</text:span></text:p>
      <text:p text:style-name="P2"/>
      <text:p text:style-name="P9">Certains données ne sont pas adaptées pour <text:span text:style-name="T5">l’analyse</text:span> : il s’agit de le key et le mode. En effet, ces derniers son des variables catégorique, il faut donc les transformer.</text:p>
      <text:p text:style-name="P9"/>
      <text:p text:style-name="P9"><text:soft-page-break/><text:span text:style-name="T7">Transformation du mode :</text:span> le mode ne peut prendre que deux valeurs : Minor ou Major. Nous avons donc <text:span text:style-name="T5">pu</text:span> <text:span text:style-name="T8">transformer </text:span><text:span text:style-name="T9">cette</text:span><text:span text:style-name="T8"> </text:span><text:span text:style-name="T9">variable</text:span><text:span text:style-name="T8"> en booléen</text:span> : si le mode est </text:p>
      <text:p text:style-name="P9"/>
      <text:p text:style-name="P10"><text:span text:style-name="T7">Transformation de la key :</text:span> la key en revanche peut prendre énormément de valeurs (12). Pour régler ce problème, il nous faut <text:span text:style-name="T8">créer une colonne pour chaque valeur possible</text:span> ; colonne pouvant prendre comme valeur soit true (si la key est bien de cette valeur), soit false (si elle ne l’est). Chaque musique possédera donc une colonne à true, et 11 colonnes à faux.</text:p>
      <text:p text:style-name="P10"/>
      <text:p text:style-name="P10"><draw:custom-shape text:anchor-type="paragraph" draw:z-index="16" draw:name="Forme2" draw:style-name="gr40" draw:text-style-name="P28" svg:width="12.948cm" svg:height="7.197cm" svg:x="5.449cm" svg:y="0.097cm"><text:p/><draw:enhanced-geometry svg:viewBox="0 0 21600 21600" draw:type="rectangle" draw:enhanced-path="M 0 0 L 21600 0 21600 21600 0 21600 0 0 Z N"/></draw:custom-shape></text:p>
      <text:p text:style-name="P8"><draw:g text:anchor-type="paragraph" draw:z-index="3" draw:style-name="gr14"><draw:frame draw:name="Forme1" draw:style-name="gr15" draw:text-style-name="P24" svg:width="1.918cm" svg:height="1.126cm" svg:x="-0.235cm" svg:y="0.351cm"><draw:text-box><text:p text:style-name="P23"><text:span text:style-name="T15">key</text:span></text:p></draw:text-box></draw:frame><draw:frame draw:name="Forme1" draw:style-name="gr16" draw:text-style-name="P26" svg:width="1.918cm" svg:height="1.126cm" svg:x="1.682cm" svg:y="0.351cm"><draw:text-box><text:p text:style-name="P25"><text:span text:style-name="T16">D#</text:span></text:p></draw:text-box></draw:frame></draw:g><draw:g text:anchor-type="paragraph" draw:z-index="4" draw:style-name="gr14"><draw:frame draw:name="Forme1" draw:style-name="gr17" draw:text-style-name="P24" svg:width="1.918cm" svg:height="1.126cm" svg:x="5.805cm" svg:y="0.335cm"><draw:text-box><text:p text:style-name="P23"><text:span text:style-name="T15">A</text:span></text:p></draw:text-box></draw:frame><draw:frame draw:name="Forme1" draw:style-name="gr18" draw:text-style-name="P26" svg:width="1.918cm" svg:height="1.126cm" svg:x="7.722cm" svg:y="0.335cm"><draw:text-box><text:p text:style-name="P25"><text:span text:style-name="T16">false</text:span></text:p></draw:text-box></draw:frame></draw:g><draw:g text:anchor-type="paragraph" draw:z-index="8" draw:style-name="gr14"><draw:frame draw:name="Forme1" draw:style-name="gr25" draw:text-style-name="P24" svg:width="1.918cm" svg:height="1.126cm" svg:x="9.957cm" svg:y="0.335cm"><draw:text-box><text:p text:style-name="P23"><text:span text:style-name="T15">D</text:span></text:p></draw:text-box></draw:frame><draw:frame draw:name="Forme1" draw:style-name="gr26" draw:text-style-name="P26" svg:width="1.918cm" svg:height="1.126cm" svg:x="11.874cm" svg:y="0.335cm"><draw:text-box><text:p text:style-name="P25"><text:span text:style-name="T16">false</text:span></text:p></draw:text-box></draw:frame></draw:g><draw:g text:anchor-type="paragraph" draw:z-index="12" draw:style-name="gr14"><draw:frame draw:name="Forme1" draw:style-name="gr33" draw:text-style-name="P24" svg:width="1.918cm" svg:height="1.126cm" svg:x="14.127cm" svg:y="0.335cm"><draw:text-box><text:p text:style-name="P23"><text:span text:style-name="T15">F#</text:span></text:p></draw:text-box></draw:frame><draw:frame draw:name="Forme1" draw:style-name="gr34" draw:text-style-name="P26" svg:width="1.918cm" svg:height="1.126cm" svg:x="16.044cm" svg:y="0.335cm"><draw:text-box><text:p text:style-name="P25"><text:span text:style-name="T16">false</text:span></text:p></draw:text-box></draw:frame></draw:g></text:p>
      <text:p text:style-name="P8"><draw:g text:anchor-type="paragraph" draw:z-index="5" draw:style-name="gr14"><draw:frame draw:name="Forme1" draw:style-name="gr19" draw:text-style-name="P24" svg:width="1.918cm" svg:height="1.126cm" svg:x="5.805cm" svg:y="1.229cm"><draw:text-box><text:p text:style-name="P23"><text:span text:style-name="T15">A#</text:span></text:p></draw:text-box></draw:frame><draw:frame draw:name="Forme1" draw:style-name="gr20" draw:text-style-name="P26" svg:width="1.918cm" svg:height="1.126cm" svg:x="7.722cm" svg:y="1.229cm"><draw:text-box><text:p text:style-name="P25"><text:span text:style-name="T16">false</text:span></text:p></draw:text-box></draw:frame></draw:g><draw:g text:anchor-type="paragraph" draw:z-index="6" draw:style-name="gr14"><draw:frame draw:name="Forme1" draw:style-name="gr21" draw:text-style-name="P24" svg:width="1.918cm" svg:height="1.126cm" svg:x="5.805cm" svg:y="2.84cm"><draw:text-box><text:p text:style-name="P23"><text:span text:style-name="T15">B</text:span></text:p></draw:text-box></draw:frame><draw:frame draw:name="Forme1" draw:style-name="gr22" draw:text-style-name="P26" svg:width="1.918cm" svg:height="1.126cm" svg:x="7.722cm" svg:y="2.84cm"><draw:text-box><text:p text:style-name="P25"><text:span text:style-name="T16">false</text:span></text:p></draw:text-box></draw:frame></draw:g><draw:g text:anchor-type="paragraph" draw:z-index="7" draw:style-name="gr14"><draw:frame draw:name="Forme1" draw:style-name="gr23" draw:text-style-name="P24" svg:width="1.918cm" svg:height="1.126cm" svg:x="5.805cm" svg:y="4.373cm"><draw:text-box><text:p text:style-name="P23"><text:span text:style-name="T15">C</text:span></text:p></draw:text-box></draw:frame><draw:frame draw:name="Forme1" draw:style-name="gr24" draw:text-style-name="P26" svg:width="1.918cm" svg:height="1.126cm" svg:x="7.722cm" svg:y="4.373cm"><draw:text-box><text:p text:style-name="P25"><text:span text:style-name="T16">false</text:span></text:p></draw:text-box></draw:frame></draw:g><draw:g text:anchor-type="paragraph" draw:z-index="9" draw:style-name="gr14"><draw:frame draw:name="Forme1" draw:style-name="gr27" draw:text-style-name="P24" svg:width="1.918cm" svg:height="1.126cm" svg:x="9.94cm" svg:y="1.242cm"><draw:text-box><text:p text:style-name="P23"><text:span text:style-name="T15">D#</text:span></text:p></draw:text-box></draw:frame><draw:frame draw:name="Forme1" draw:style-name="gr28" draw:text-style-name="P26" svg:width="1.918cm" svg:height="1.126cm" svg:x="11.857cm" svg:y="1.242cm"><draw:text-box><text:p text:style-name="P25"><text:span text:style-name="T16">true</text:span></text:p></draw:text-box></draw:frame></draw:g><draw:g text:anchor-type="paragraph" draw:z-index="10" draw:style-name="gr14"><draw:frame draw:name="Forme1" draw:style-name="gr29" draw:text-style-name="P24" svg:width="1.918cm" svg:height="1.126cm" svg:x="9.94cm" svg:y="2.829cm"><draw:text-box><text:p text:style-name="P23"><text:span text:style-name="T15">E</text:span></text:p></draw:text-box></draw:frame><draw:frame draw:name="Forme1" draw:style-name="gr30" draw:text-style-name="P26" svg:width="1.918cm" svg:height="1.126cm" svg:x="11.857cm" svg:y="2.829cm"><draw:text-box><text:p text:style-name="P25"><text:span text:style-name="T16">false</text:span></text:p></draw:text-box></draw:frame></draw:g><draw:g text:anchor-type="paragraph" draw:z-index="11" draw:style-name="gr14"><draw:frame draw:name="Forme1" draw:style-name="gr31" draw:text-style-name="P24" svg:width="1.918cm" svg:height="1.126cm" svg:x="9.94cm" svg:y="4.362cm"><draw:text-box><text:p text:style-name="P23"><text:span text:style-name="T15">F</text:span></text:p></draw:text-box></draw:frame><draw:frame draw:name="Forme1" draw:style-name="gr32" draw:text-style-name="P26" svg:width="1.918cm" svg:height="1.126cm" svg:x="11.857cm" svg:y="4.362cm"><draw:text-box><text:p text:style-name="P25"><text:span text:style-name="T16">false</text:span></text:p></draw:text-box></draw:frame></draw:g><draw:g text:anchor-type="paragraph" draw:z-index="13" draw:style-name="gr14"><draw:frame draw:name="Forme1" draw:style-name="gr35" draw:text-style-name="P24" svg:width="1.918cm" svg:height="1.126cm" svg:x="14.108cm" svg:y="1.242cm"><draw:text-box><text:p text:style-name="P23"><text:span text:style-name="T15">G</text:span></text:p></draw:text-box></draw:frame><draw:frame draw:name="Forme1" draw:style-name="gr36" draw:text-style-name="P26" svg:width="1.918cm" svg:height="1.126cm" svg:x="16.025cm" svg:y="1.242cm"><draw:text-box><text:p text:style-name="P25"><text:span text:style-name="T16">true</text:span></text:p></draw:text-box></draw:frame></draw:g><draw:g text:anchor-type="paragraph" draw:z-index="14" draw:style-name="gr14"><draw:frame draw:name="Forme1" draw:style-name="gr37" draw:text-style-name="P24" svg:width="1.918cm" svg:height="1.126cm" svg:x="14.108cm" svg:y="2.829cm"><draw:text-box><text:p text:style-name="P23"><text:span text:style-name="T15">G#</text:span></text:p></draw:text-box></draw:frame><draw:frame draw:name="Forme1" draw:style-name="gr38" draw:text-style-name="P26" svg:width="1.918cm" svg:height="1.126cm" svg:x="16.025cm" svg:y="2.829cm"><draw:text-box><text:p text:style-name="P25"><text:span text:style-name="T16">false</text:span></text:p></draw:text-box></draw:frame></draw:g><draw:line text:anchor-type="paragraph" draw:z-index="15" draw:name="Forme1" draw:style-name="gr39" draw:text-style-name="P27" svg:x1="4.14cm" svg:y1="0.289cm" svg:x2="5.095cm" svg:y2="0.289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ucida Console" svg:font-family="'Lucida Console'"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20:49:42.512000000</meta:creation-date>
    <dc:date>2019-04-16T23:03:20.166000000</dc:date>
    <meta:editing-duration>PT9M44S</meta:editing-duration>
    <meta:editing-cycles>3</meta:editing-cycles>
    <meta:generator>LibreOffice/6.0.6.2$Windows_X86_64 LibreOffice_project/0c292870b25a325b5ed35f6b45599d2ea4458e77</meta:generator>
    <meta:document-statistic meta:table-count="0" meta:image-count="0" meta:object-count="0" meta:page-count="3" meta:paragraph-count="13" meta:word-count="448" meta:character-count="2645" meta:non-whitespace-character-count="2207"/>
  </office:meta>
</office:document-meta>
</file>